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style:font-name-asian="Times New Roman1" style:font-name-complex="Times New Roman1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start" style:justify-single-word="false"/>
      <style:text-properties fo:language="ru" fo:country="RU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weight-asian="normal" style:font-weight-complex="normal"/>
    </style:style>
    <style:style style:name="T7" style:family="text">
      <style:text-properties style:font-name="Times New Roman" fo:language="ru" fo:country="RU" fo:font-weight="bold" style:font-weight-asian="bold" style:font-weight-complex="bold"/>
    </style:style>
    <style:style style:name="T8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7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7cm" draw:z-index="0"><draw:image xlink:href="../../odt/images/004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Усил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99cm" svg:height="1.85cm" draw:z-index="0"><draw:image xlink:href="../../odt/images/004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производит умножение </text:span><text:span text:style-name="T3">(</text:span><text:span text:style-name="T5">усиление) </text:span><text:span text:style-name="T2">входной величины на заданный коэффициент усиления</text:span><text:span text:style-name="T2"><draw:frame draw:style-name="fr3" draw:name="Объект9" text:anchor-type="as-char" svg:width="0.485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(в</text:span><text:span text:style-name="T5"> случае </text:span><text:span text:style-name="T8">скалярного</text:span><text:span text:style-name="T5"> сигнала на входе):</text:span></text:p>
            <text:p text:style-name="P4"><text:span text:style-name="T2"><draw:frame draw:style-name="fr3" draw:name="Объект1" text:anchor-type="as-char" svg:width="2.778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9"><text:span text:style-name="T2">или поэлементное умножение входного </text:span><text:span text:style-name="T9">векторного</text:span><text:span text:style-name="T2"> сигнала на заданный коэффициент усиления</text:span><text:span text:style-name="T2"><draw:frame draw:style-name="fr3" draw:name="Объект10" text:anchor-type="as-char" svg:width="0.485cm" svg:height="0.549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:</text:span></text:p>
            <text:p text:style-name="P4"><text:span text:style-name="T2"><draw:frame draw:style-name="fr3" draw:name="Объект5" text:anchor-type="as-char" svg:width="8.504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,</text:span></text:p>
            <text:p text:style-name="Text_20_body"><text:span text:style-name="T2">где</text:span><text:span text:style-name="T5"><draw:frame draw:style-name="fr3" draw:name="Объект2" text:anchor-type="as-char" svg:width="1.148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5">– </text:span><text:span text:style-name="T3">i-</text:span><text:span text:style-name="T5">ый элемент входного векторного сигнала</text:span><text:span text:style-name="T5"><draw:frame draw:style-name="fr3" draw:name="Объект3" text:anchor-type="as-char" svg:width="1.055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,</text:span><text:span text:style-name="T5"><draw:frame draw:style-name="fr3" draw:name="Объект4" text:anchor-type="as-char" svg:width="1.182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– элемент выходного векторного сигнала</text:span><text:span text:style-name="T5"><draw:frame draw:style-name="fr3" draw:name="Объект6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5">,</text:span><text:span text:style-name="T5"><draw:frame draw:style-name="fr3" draw:name="Объект7" text:anchor-type="as-char" svg:width="0.469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– </text:span><text:span text:style-name="T5">размерность входа и выхода.</text:span></text:p>
            <text:p text:style-name="Text_20_body"><text:span text:style-name="T7">Свойства</text:span>:</text:p>
            <text:list xml:id="list2256018306710292362" text:style-name="L1">
              <text:list-item>
                <text:p text:style-name="P10">Коэффициент усиления – действительное число<draw:frame draw:style-name="fr3" draw:name="Объект8" text:anchor-type="as-char" svg:width="0.485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20">скалярный</text:span> множитель для входной величины.</text:p>
              </text:list-item>
            </text:list>
            <text:p text:style-name="Text_20_body"><text:span text:style-name="T21">Примеры</text:span> заполнения <text:span text:style-name="T10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1">Числовое</text:span><text:span text:style-name="T10"> задание </text:span><text:span text:style-name="T4">свойств</text:span><text:span text:style-name="T10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 усиления</text:p>
                </table:table-cell>
                <table:table-cell table:style-name="Таблица1.B3" office:value-type="float" office:value="40604">
                  <text:p text:style-name="P8">2.3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20">Именованное</text:span><text:span text:style-name="T21"> задание </text:span><text:span text:style-name="T6">свойств</text:span><text:span text:style-name="T2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 усиления</text:p>
                </table:table-cell>
                <table:table-cell table:style-name="Таблица1.B6" office:value-type="string">
                  <text:p text:style-name="P7">[koeff]</text:p>
                </table:table-cell>
              </table:table-row>
            </table:table>
            <text:p text:style-name="Text_20_body"><text:span text:style-name="T20">Примечани</text:span><text:span text:style-name="T11">я</text:span>:</text:p>
            <text:list xml:id="list3533362781917663028" text:style-name="L2">
              <text:list-item>
                <text:p text:style-name="P11">Размерность выходного сигнала равна размерности входного сигнала.</text:p>
              </text:list-item>
              <text:list-item>
                <text:p text:style-name="P12"><text:span text:style-name="T14">Именованн</text:span><text:span text:style-name="T10">ое</text:span><text:span text:style-name="T14"> свойств</text:span><text:span text:style-name="T10">о</text:span><text:span text:style-name="T14"> </text:span><text:span text:style-name="T10">задается</text:span><text:span text:style-name="T14"> как </text:span><text:span text:style-name="T12">локальная</text:span><text:span text:style-name="T15"> </text:span><text:span text:style-name="T13">переменная</text:span><text:span text:style-name="T15"> модели (или субмодели) во вкладке </text:span><text:span text:style-name="T18">Параметры</text:span><text:span text:style-name="T15"> или как </text:span><text:span text:style-name="T13">глобальный</text:span><text:span text:style-name="T15"> сигнал проекта при помощи пункта главного меню </text:span><text:span text:style-name="T18">Графика</text:span><text:span text:style-name="T15"> </text:span><text:span text:style-name="T16">→</text:span><text:span text:style-name="T17"> </text:span><text:span text:style-name="T19">Сигналы</text:span><text:span text:style-name="T15">.</text:span></text:p>
              </text:list-item>
              <text:list-item>
                <text:p text:style-name="P13">Блок может быть использован для генерации кода на языке Cи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силитель</dc:title>
    <dc:date>2012-12-28T03:37:07.42</dc:date>
    <meta:generator>OpenOffice_Beta/4.1.0$Win32 OpenOffice.org_project/410m14$Build-9760</meta:generator>
    <meta:editing-duration>PT2H6M12S</meta:editing-duration>
    <meta:editing-cycles>50</meta:editing-cycles>
    <meta:document-statistic meta:table-count="2" meta:image-count="2" meta:object-count="10" meta:page-count="2" meta:paragraph-count="28" meta:word-count="143" meta:character-count="102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0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i>k</mi>
          <mo stretchy="false">⋅</mo>
          <mover accent="true">
            <mrow>
              <mi>u</mi>
            </mrow>
            <mo stretchy="false">⃗</mo>
          </mover>
        </mrow>
      </mrow>
      <mrow>
        <mo stretchy="false">(</mo>
        <mrow>
          <mi>t</mi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k</mi>
          <mo stretchy="false">⋅</mo>
          <msub>
            <mi>u</mi>
            <mrow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n</mn>
      </mrow>
    </mrow>
    <annotation encoding="StarMath 5.0">vec{y}(t) = k cdot vec{u}(t) ~dlrarrow~
y_i(t) = k cdot u_{i}(t) , ~i=1...n</annotation>
  </semantics>
</math>
</file>

<file path=Object 4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5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k</mi>
          <mo stretchy="false">⋅</mo>
          <mi>u</mi>
        </mrow>
      </mrow>
      <mrow>
        <mo stretchy="false">(</mo>
        <mrow>
          <mi>t</mi>
        </mrow>
        <mo stretchy="false">)</mo>
      </mrow>
    </mrow>
    <annotation encoding="StarMath 5.0">y(t) = k cdot u(t)</annotation>
  </semantics>
</math>
</file>

<file path=Object 6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u}(t)</annotation>
  </semantics>
</math>
</file>

<file path=Object 7/content.xml><?xml version="1.0" encoding="utf-8"?>
<math xmlns="http://www.w3.org/1998/Math/MathML">
  <semantics>
    <mrow>
      <mi>n</mi>
    </mrow>
    <annotation encoding="StarMath 5.0">n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

<file path=Object 9/content.xml><?xml version="1.0" encoding="utf-8"?>
<math xmlns="http://www.w3.org/1998/Math/MathML">
  <semantics>
    <mrow>
      <mi>k</mi>
    </mrow>
    <annotation encoding="StarMath 5.0">k</annotation>
  </semantics>
</math>
</file>